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Source Sans Pro" svg:font-family="'Source Sans Pro', 'Lucida Grand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 style:list-style-name="L2"/>
    <style:style style:name="P7" style:family="paragraph" style:parent-style-name="Standard">
      <style:text-properties fo:color="#6a9955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9" style:family="paragraph" style:parent-style-name="Standard" style:list-style-name="L4"/>
    <style:style style:name="P10" style:family="paragraph" style:parent-style-name="Standard">
      <style:paragraph-properties fo:background-color="#ffffff">
        <style:background-image/>
      </style:paragraph-properties>
    </style:style>
    <style:style style:name="P11" style:family="paragraph" style:parent-style-name="Standard">
      <style:paragraph-properties fo:background-color="#ff00ff">
        <style:background-image/>
      </style:paragraph-properties>
    </style:style>
    <style:style style:name="P12" style:family="paragraph" style:parent-style-name="Standard">
      <style:paragraph-properties fo:text-align="center" style:justify-single-word="false" fo:background-color="#ff00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 fo:background-color="#ff00ff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background-color="#ff99ff">
        <style:background-image/>
      </style:paragraph-properties>
    </style:style>
    <style:style style:name="P15" style:family="paragraph" style:parent-style-name="Standard">
      <style:paragraph-properties fo:background-color="#ff99ff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L2">
      <style:paragraph-properties fo:background-color="#ff99ff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style:font-name="Consolas" fo:font-size="10.5pt" fo:font-weight="normal" fo:background-color="#1e1e1e"/>
    </style:style>
    <style:style style:name="T4" style:family="text">
      <style:text-properties fo:color="#d4d4d4" style:font-name="Consolas" fo:font-size="10.5pt" fo:font-weight="normal" fo:background-color="#1e1e1e"/>
    </style:style>
    <style:style style:name="T5" style:family="text">
      <style:text-properties fo:color="#d4d4d4" fo:background-color="#1e1e1e"/>
    </style:style>
    <style:style style:name="T6" style:family="text">
      <style:text-properties fo:color="#4ec9b0"/>
    </style:style>
    <style:style style:name="T7" style:family="text">
      <style:text-properties fo:color="#4ec9b0" style:font-name="Consolas" fo:font-size="10.5pt" fo:font-weight="normal"/>
    </style:style>
    <style:style style:name="T8" style:family="text">
      <style:text-properties fo:color="#dcdcaa"/>
    </style:style>
    <style:style style:name="T9" style:family="text">
      <style:text-properties fo:color="#dcdcaa" style:font-name="Consolas" fo:font-size="10.5pt" fo:font-weight="normal"/>
    </style:style>
    <style:style style:name="T10" style:family="text">
      <style:text-properties fo:color="#dcdcaa" style:font-name="Consolas" fo:font-size="10.5pt" fo:font-weight="normal" fo:background-color="#1e1e1e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ce9178" style:font-name="Consolas" fo:font-size="10.5pt" fo:font-weight="normal" fo:background-color="#1e1e1e"/>
    </style:style>
    <style:style style:name="T14" style:family="text">
      <style:text-properties fo:color="#4fc1ff"/>
    </style:style>
    <style:style style:name="T15" style:family="text">
      <style:text-properties fo:color="#4fc1ff" style:font-name="Consolas" fo:font-size="10.5pt" fo:font-weight="normal" fo:background-color="#1e1e1e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9cdcfe"/>
    </style:style>
    <style:style style:name="T18" style:family="text">
      <style:text-properties fo:color="#9cdcfe" style:font-name="Consolas" fo:font-size="10.5pt" fo:font-weight="normal"/>
    </style:style>
    <style:style style:name="T19" style:family="text">
      <style:text-properties fo:color="#9cdcfe" style:font-name="Consolas" fo:font-size="10.5pt" fo:font-weight="normal" fo:background-color="#1e1e1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6a9955" style:font-name="Consolas" fo:font-size="10.5pt" fo:font-weight="normal" fo:background-color="#1e1e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SECCION 07</text:p>
      <text:p text:style-name="P13">Registro de nuevos Usuarios <text:s/></text:p>
      <text:p text:style-name="P11"/>
      <text:p text:style-name="P10"/>
      <text:p text:style-name="P15"/>
      <text:p text:style-name="P15"><text:tab/>(62) Creando Controlador , modelo (mongoose) y rutas para los Usuarios </text:p>
      <text:p text:style-name="P14"><text:s text:c="4"/></text:p>
      <text:p text:style-name="Standard"/>
      <text:list xml:id="list4024144157720234788" text:style-name="L1">
        <text:list-item>
          <text:p text:style-name="P1">Creamos controlador user y modelo user </text:p>
        </text:list-item>
        <text:list-item>
          <text:p text:style-name="P1">El modelo se crea mediante mongoose :</text:p>
        </text:list-item>
        <text:list-item>
          <text:p text:style-name="P1"><text:a xlink:type="simple" xlink:href="https://mongoosejs.com/" text:style-name="Internet_20_link" text:visited-style-name="Visited_20_Internet_20_Link">https://mongoosejs.com/</text:a> </text:p>
        </text:list-item>
      </text:list>
      <text:p text:style-name="Standard"/>
      <text:list xml:id="list38574060" text:continue-numbering="true" text:style-name="L1">
        <text:list-item>
          <text:p text:style-name="P1"><text:span text:style-name="T21">models → user :</text:span> </text:p>
        </text:list-item>
      </text:list>
      <text:p text:style-name="Standard"/>
      <text:p text:style-name="P2"><text:span text:style-name="T1">const</text:span> <text:span text:style-name="T6">mongoose</text:span> = <text:span text:style-name="T8">require</text:span>(<text:span text:style-name="T11">'mongoose'</text:span>);</text:p>
      <text:p text:style-name="P3"><text:span text:style-name="T1">const</text:span> <text:span text:style-name="T6">Schema</text:span> = <text:span text:style-name="T6">mongoose</text:span>.<text:span text:style-name="T6">Schema</text:span>; </text:p>
      <text:p text:style-name="P5"/>
      <text:p text:style-name="P3"><text:span text:style-name="T1">const</text:span> <text:span text:style-name="T14">userSchema</text:span> = <text:span text:style-name="T6">Schema</text:span>({</text:p>
      <text:p text:style-name="P5"/>
      <text:p text:style-name="P4">    <text:span text:style-name="T7">name</text:span><text:span text:style-name="T18"> :</text:span><text:span text:style-name="T16"> </text:span><text:span text:style-name="T7">String</text:span><text:span text:style-name="T16">,</text:span></text:p>
      <text:p text:style-name="P4">    <text:span text:style-name="T7">lastname</text:span><text:span text:style-name="T18"> :</text:span><text:span text:style-name="T16"> </text:span><text:span text:style-name="T7">String</text:span><text:span text:style-name="T16">,</text:span></text:p>
      <text:p text:style-name="P4">    <text:span text:style-name="T18">email :</text:span><text:span text:style-name="T16">{</text:span></text:p>
      <text:p text:style-name="P4">        <text:span text:style-name="T7">type</text:span><text:span text:style-name="T18"> :</text:span><text:span text:style-name="T16"> </text:span><text:span text:style-name="T7">String</text:span><text:span text:style-name="T16">,</text:span></text:p>
      <text:p text:style-name="P4">        <text:span text:style-name="T18">unique :</text:span><text:span text:style-name="T16"> </text:span><text:span text:style-name="T2">true</text:span><text:span text:style-name="T16"> </text:span></text:p>
      <text:p text:style-name="P4">    <text:span text:style-name="T16">},</text:span></text:p>
      <text:p text:style-name="P4">    <text:span text:style-name="T7">password</text:span><text:span text:style-name="T18"> :</text:span><text:span text:style-name="T16"> </text:span><text:span text:style-name="T7">String</text:span><text:span text:style-name="T16">,</text:span></text:p>
      <text:p text:style-name="P4">    <text:span text:style-name="T7">role</text:span><text:span text:style-name="T18">:</text:span><text:span text:style-name="T16"> </text:span><text:span text:style-name="T7">String</text:span><text:span text:style-name="T16">,</text:span></text:p>
      <text:p text:style-name="P4">    <text:span text:style-name="T7">active</text:span><text:span text:style-name="T18"> :</text:span><text:span text:style-name="T16"> </text:span><text:span text:style-name="T7">Boolean</text:span><text:span text:style-name="T16"> </text:span></text:p>
      <text:p text:style-name="P5"/>
      <text:p text:style-name="P3">}) </text:p>
      <text:p text:style-name="P5"/>
      <text:p text:style-name="P3"><text:span text:style-name="T6">module</text:span>.<text:span text:style-name="T6">exports</text:span> = <text:span text:style-name="T6">mongoose</text:span>.<text:span text:style-name="T8">model</text:span>(<text:span text:style-name="T11">"User"</text:span>,<text:span text:style-name="T14">userSchema</text:span>); </text:p>
      <text:p text:style-name="Standard"/>
      <text:list xml:id="list1259690599943593554" text:style-name="L2">
        <text:list-item>
          <text:p text:style-name="P16">Tambien tendremos ademas del modelo user (en models),</text:p>
        </text:list-item>
        <text:list-item>
          <text:p text:style-name="P16"><text:s/>el controlador user (en controllers) </text:p>
        </text:list-item>
        <text:list-item>
          <text:p text:style-name="P16">y las rutas asociadas a los metodos del controlador de user (en routes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38578225" text:continue-numbering="true" text:style-name="L2">
        <text:list-item>
          <text:p text:style-name="P6"><text:span text:style-name="T21">controllers → user :</text:span> </text:p>
        </text:list-item>
      </text:list>
      <text:p text:style-name="Standard"/>
      <text:p text:style-name="P7">//para encriptar contrasenas </text:p>
      <text:p text:style-name="P5"><text:span text:style-name="T3">const</text:span><text:span text:style-name="T4"> </text:span><text:span text:style-name="T15">bcrypt</text:span><text:span text:style-name="T4"> = </text:span><text:span text:style-name="T10">require</text:span><text:span text:style-name="T4">(</text:span><text:span text:style-name="T13">'bcrypt'</text:span><text:span text:style-name="T4">);</text:span></text:p>
      <text:p text:style-name="P8">//para codificar y decodificar </text:p>
      <text:p text:style-name="P5"><text:span text:style-name="T3">const</text:span><text:span text:style-name="T4"> </text:span><text:span text:style-name="T15">jwt</text:span><text:span text:style-name="T4"> = </text:span><text:span text:style-name="T10">require</text:span><text:span text:style-name="T4">(</text:span><text:span text:style-name="T13">'jwt-simple'</text:span><text:span text:style-name="T4">);</text:span></text:p>
      <text:p text:style-name="P8">//importacion del modelo </text:p>
      <text:p text:style-name="P5"><text:span text:style-name="T3">const</text:span><text:span text:style-name="T4"> </text:span><text:span text:style-name="T15">User</text:span><text:span text:style-name="T4"> = </text:span><text:span text:style-name="T10">require</text:span><text:span text:style-name="T4">(</text:span><text:span text:style-name="T13">'./../models/user'</text:span><text:span text:style-name="T4">);</text:span></text:p>
      <text:p text:style-name="P5"><text:span text:style-name="T22">// funcionalidades del controlador </text:span></text:p>
      <text:p text:style-name="P5"><text:span text:style-name="T3">function</text:span><text:span text:style-name="T4"> </text:span><text:span text:style-name="T10">signUp</text:span><text:span text:style-name="T4">(</text:span><text:span text:style-name="T19">request</text:span><text:span text:style-name="T4"> , </text:span><text:span text:style-name="T19">response</text:span><text:span text:style-name="T4"> ) {</text:span></text:p>
      <text:p text:style-name="P5"><text:span text:style-name="T5">    </text:span><text:span text:style-name="T19">console</text:span><text:span text:style-name="T4">.</text:span><text:span text:style-name="T10">log</text:span><text:span text:style-name="T4">(</text:span><text:span text:style-name="T13">'endpoint de signUp '</text:span><text:span text:style-name="T4">);</text:span></text:p>
      <text:p text:style-name="P5"><text:span text:style-name="T4">}</text:span></text:p>
      <text:p text:style-name="P8">//exportacion de las funcionalidades </text:p>
      <text:p text:style-name="P3"><text:span text:style-name="T6">module</text:span>.<text:span text:style-name="T6">exports</text:span> = {</text:p>
      <text:p text:style-name="P4">    <text:span text:style-name="T9">signUp</text:span><text:span text:style-name="T16">,</text:span></text:p>
      <text:p text:style-name="P3">}</text:p>
      <text:p text:style-name="Standard"/>
      <text:p text:style-name="Standard"/>
      <text:list xml:id="list38561725" text:continue-numbering="true" text:style-name="L2">
        <text:list-item>
          <text:p text:style-name="P6"><text:span text:style-name="T21">routes → user :</text:span> </text:p>
          <text:p text:style-name="P6"/>
        </text:list-item>
      </text:list>
      <text:p text:style-name="P5"><text:span text:style-name="T3">const</text:span><text:span text:style-name="T4"> </text:span><text:span text:style-name="T10">express</text:span><text:span text:style-name="T4"> = </text:span><text:span text:style-name="T10">require</text:span><text:span text:style-name="T4">(</text:span><text:span text:style-name="T13">'express'</text:span><text:span text:style-name="T4">);</text:span></text:p>
      <text:p text:style-name="P8">//traemos el controlador </text:p>
      <text:p text:style-name="P5"><text:span text:style-name="T3">const</text:span><text:span text:style-name="T4"> </text:span><text:span text:style-name="T15">UserController</text:span><text:span text:style-name="T4"> = </text:span><text:span text:style-name="T10">require</text:span><text:span text:style-name="T4">(</text:span><text:span text:style-name="T13">'./../controllers/user'</text:span><text:span text:style-name="T4">) ; </text:span></text:p>
      <text:p text:style-name="P8">// variable para generar otra ruta </text:p>
      <text:p text:style-name="P5"><text:span text:style-name="T3">const</text:span><text:span text:style-name="T4"> </text:span><text:span text:style-name="T15">api</text:span><text:span text:style-name="T4"> = </text:span><text:span text:style-name="T10">express</text:span><text:span text:style-name="T4">.</text:span><text:span text:style-name="T10">Router</text:span><text:span text:style-name="T4">();</text:span></text:p>
      <text:p text:style-name="P8">//creacion de endpoints </text:p>
      <text:p text:style-name="P5"><text:span text:style-name="T15">api</text:span><text:span text:style-name="T4">.</text:span><text:span text:style-name="T10">post</text:span><text:span text:style-name="T4">(</text:span><text:span text:style-name="T13">"/sign-up"</text:span><text:span text:style-name="T4">,</text:span><text:span text:style-name="T19">UserController</text:span><text:span text:style-name="T4">.</text:span><text:span text:style-name="T10">signUp</text:span><text:span text:style-name="T4">);</text:span></text:p>
      <text:p text:style-name="P3"><text:span text:style-name="T14">module</text:span>.<text:span text:style-name="T14">exports</text:span> = <text:span text:style-name="T14">api</text:span> </text:p>
      <text:p text:style-name="Standard"/>
      <text:p text:style-name="Standard"/>
      <text:list xml:id="list7940157847587887712" text:style-name="L4">
        <text:list-item>
          <text:p text:style-name="P9">Estas rutas deben ser cargadas en <text:span text:style-name="T20">app.js 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Source Sans Pro" svg:font-family="'Source Sans Pro', 'Lucida Grand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2-03-05T12:34:26</meta:creation-date>
    <meta:generator>OpenOffice/4.1.7$Win32 OpenOffice.org_project/417m1$Build-9800</meta:generator>
    <dc:date>2022-03-08T18:33:02</dc:date>
    <dc:creator>leo puche</dc:creator>
    <meta:editing-duration>P3DT2H57M9S</meta:editing-duration>
    <meta:editing-cycles>3</meta:editing-cycles>
    <meta:document-statistic meta:table-count="0" meta:image-count="0" meta:object-count="0" meta:page-count="2" meta:paragraph-count="50" meta:word-count="200" meta:character-count="1437"/>
  </office:meta>
</office:document-meta>
</file>